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16.974cm"/>
    </style:style>
    <style:style style:name="co4" style:family="table-column">
      <style:table-column-properties fo:break-before="auto" style:column-width="6.08cm"/>
    </style:style>
    <style:style style:name="co5" style:family="table-column">
      <style:table-column-properties fo:break-before="auto" style:column-width="7.796cm"/>
    </style:style>
    <style:style style:name="co6" style:family="table-column">
      <style:table-column-properties fo:break-before="auto" style:column-width="14.332cm"/>
    </style:style>
    <style:style style:name="co7" style:family="table-column">
      <style:table-column-properties fo:break-before="auto" style:column-width="23.673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5.42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UTM_EV_BMS_HV_Master_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Tomek\Desktop\PUTM\2021\BMS master\PUTM_EV_BMS_HV_Master_2021\PUTM_EV_BMS_HV_Master_2021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table:style-name="ce2" office:value-type="string" calcext:value-type="string">
            <text:p>21.05.2021 00:54: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5)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ARTREV</text:p>
          </table:table-cell>
          <table:table-cell office:value-type="string" calcext:value-type="string">
            <text:p>STANDAR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T1</text:p>
          </table:table-cell>
          <table:table-cell office:value-type="string" calcext:value-type="string">
            <text:p>KEYSTONE 103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Battery:BatteryHolder_Keystone_103_1x2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680uF/35V</text:p>
          </table:table-cell>
          <table:table-cell office:value-type="string" calcext:value-type="string">
            <text:p>Device:CP_Small</text:p>
          </table:table-cell>
          <table:table-cell office:value-type="string" calcext:value-type="string">
            <text:p>Capacitor_SMD:CP_Elec_8x10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nF/1k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nF/1k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220uF/35V</text:p>
          </table:table-cell>
          <table:table-cell office:value-type="string" calcext:value-type="string">
            <text:p>Device:CP_Small</text:p>
          </table:table-cell>
          <table:table-cell office:value-type="string" calcext:value-type="string">
            <text:p>Capacitor_SMD:CP_Elec_8x10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9</text:p>
          </table:table-cell>
          <table:table-cell office:value-type="string" calcext:value-type="string">
            <text:p>100uF/35V</text:p>
          </table:table-cell>
          <table:table-cell office:value-type="string" calcext:value-type="string">
            <text:p>Device:CP_Small</text:p>
          </table:table-cell>
          <table:table-cell office:value-type="string" calcext:value-type="string">
            <text:p>Capacitor_Tantalum_SMD:CP_EIA-3216-18_Kemet-A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3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5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vice:D_Schottky_Small_ALT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: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_files/datasheets/ds11005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: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_files/datasheets/ds11005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D_TVS 30V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D_TVS 5V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D_TVS 5V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LED_Small_ALT</text:p>
          </table:table-cell>
          <table:table-cell office:value-type="string" calcext:value-type="string">
            <text:p>Device:LED_Small_ALT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LED_Small_ALT</text:p>
          </table:table-cell>
          <table:table-cell office:value-type="string" calcext:value-type="string">
            <text:p>Device:LED_Small_ALT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LED_Small_ALT</text:p>
          </table:table-cell>
          <table:table-cell office:value-type="string" calcext:value-type="string">
            <text:p>Device:LED_Small_ALT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PESD2CAN.215</text:p>
          </table:table-cell>
          <table:table-cell office:value-type="string" calcext:value-type="string">
            <text:p>Device:D_TVS_x2_AA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Device:Fuse_Small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vice:Fuse_Small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B1</text:p>
          </table:table-cell>
          <table:table-cell office:value-type="string" calcext:value-type="string">
            <text:p>ferrite_baud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TerminalBlock_TE-Connectivity:TerminalBlock_TE_282834-4_1x04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TerminalBlock_TE-Connectivity:TerminalBlock_TE_282834-4_1x04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Micro_SD_Card_Det_Hirose_DM3AT</text:p>
          </table:table-cell>
          <table:table-cell office:value-type="string" calcext:value-type="string">
            <text:p>Connector:Micro_SD_Card_Det_Hirose_DM3AT</text:p>
          </table:table-cell>
          <table:table-cell office:value-type="string" calcext:value-type="string">
            <text:p>Connector_Card:microSD_HC_Hirose_DM3AT-SF-PEJM5</text:p>
          </table:table-cell>
          <table:table-cell office:value-type="string" calcext:value-type="string">
            <text:p>https://www.hirose.com/product/en/download_file/key_name/DM3/category/Catalog/doc_file_id/49662/?file_category_id=4&amp;item_id=195&amp;is_series=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TerminalBlock_TE-Connectivity:TerminalBlock_TE_282834-4_1x04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office:value-type="string" calcext:value-type="string">
            <text:p>USB_B_Mini</text:p>
          </table:table-cell>
          <table:table-cell office:value-type="string" calcext:value-type="string">
            <text:p>Connector:USB_B_Mini</text:p>
          </table:table-cell>
          <table:table-cell office:value-type="string" calcext:value-type="string">
            <text:p>Connector_USB:USB_Mini-B_Lumberg_2486_01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1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Molex:Molex_Micro-Fit_3.0_43650-0315_1x03_P3.00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Molex:Molex_Micro-Fit_3.0_43650-0315_1x03_P3.00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1</text:p>
          </table:table-cell>
          <table:table-cell office:value-type="string" calcext:value-type="string">
            <text:p>FINDER-30.22</text:p>
          </table:table-cell>
          <table:table-cell office:value-type="string" calcext:value-type="string">
            <text:p>Relay:FINDER-30.22</text:p>
          </table:table-cell>
          <table:table-cell office:value-type="string" calcext:value-type="string">
            <text:p>Relay_THT:Relay_DPDT_Finder_30.22</text:p>
          </table:table-cell>
          <table:table-cell office:value-type="string" calcext:value-type="string">
            <text:p>http://gfinder.findernet.com/assets/Series/354/S30EN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2</text:p>
          </table:table-cell>
          <table:table-cell office:value-type="string" calcext:value-type="string">
            <text:p>ALDP105W</text:p>
          </table:table-cell>
          <table:table-cell office:value-type="string" calcext:value-type="string">
            <text:p>PUTM_EV_BMS_library:ALDP105W</text:p>
          </table:table-cell>
          <table:table-cell office:value-type="string" calcext:value-type="string">
            <text:p>RELAY_ALDP105W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nufacturer Recommendation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3</text:p>
          </table:table-cell>
          <table:table-cell office:value-type="string" calcext:value-type="string">
            <text:p>ALDP105W</text:p>
          </table:table-cell>
          <table:table-cell office:value-type="string" calcext:value-type="string">
            <text:p>PUTM_EV_BMS_library:ALDP105W</text:p>
          </table:table-cell>
          <table:table-cell office:value-type="string" calcext:value-type="string">
            <text:p>RELAY_ALDP105W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nufacturer Recommendation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ALDP105W</text:p>
          </table:table-cell>
          <table:table-cell office:value-type="string" calcext:value-type="string">
            <text:p>PUTM_EV_BMS_library:ALDP105W</text:p>
          </table:table-cell>
          <table:table-cell office:value-type="string" calcext:value-type="string">
            <text:p>RELAY_ALDP105W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nufacturer Recommendation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1206_3216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1206_3216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3</text:p>
          </table:table-cell>
          <table:table-cell office:value-type="string" calcext:value-type="string">
            <text:p>110uH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1206_3216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4</text:p>
          </table:table-cell>
          <table:table-cell office:value-type="string" calcext:value-type="string">
            <text:p>NLV32T-220J-PF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1210_3225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AM1LS-0505S-NZ</text:p>
          </table:table-cell>
          <table:table-cell office:value-type="string" calcext:value-type="string">
            <text:p>PUTM_EV_BMS_library:AM1LS-0505S-NZ</text:p>
          </table:table-cell>
          <table:table-cell office:value-type="string" calcext:value-type="string">
            <text:p>Converter_DCDC:Converter_DCDC_TRACO_TMR-1SM_SMD</text:p>
          </table:table-cell>
          <table:table-cell office:value-type="string" calcext:value-type="string">
            <text:p>https://www.tme.eu/Document/eb524b8882472c891796e11a1a1007e6/am1ls-%28j%29nz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AM1LS-0505S-NZ</text:p>
          </table:table-cell>
          <table:table-cell office:value-type="string" calcext:value-type="string">
            <text:p>PUTM_EV_BMS_library:AM1LS-0505S-NZ</text:p>
          </table:table-cell>
          <table:table-cell office:value-type="string" calcext:value-type="string">
            <text:p>Converter_DCDC:Converter_DCDC_TRACO_TMR-1SM_SMD</text:p>
          </table:table-cell>
          <table:table-cell office:value-type="string" calcext:value-type="string">
            <text:p>https://www.tme.eu/Document/eb524b8882472c891796e11a1a1007e6/am1ls-%28j%29nz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6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8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4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5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6</text:p>
          </table:table-cell>
          <table:table-cell office:value-type="string" calcext:value-type="string">
            <text:p>49.9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7</text:p>
          </table:table-cell>
          <table:table-cell office:value-type="string" calcext:value-type="string">
            <text:p>49.9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8</text:p>
          </table:table-cell>
          <table:table-cell office:value-type="string" calcext:value-type="string">
            <text:p>49.9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9</text:p>
          </table:table-cell>
          <table:table-cell office:value-type="string" calcext:value-type="string">
            <text:p>49.9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80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8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8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83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8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8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8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_H5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HX1188NL</text:p>
          </table:table-cell>
          <table:table-cell office:value-type="string" calcext:value-type="string">
            <text:p>PUTM_EV_BMS_library:HX1188NL</text:p>
          </table:table-cell>
          <table:table-cell office:value-type="string" calcext:value-type="string">
            <text:p>Transformer_SMD:Transformer_Pulse_H1100N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LM2596S-5</text:p>
          </table:table-cell>
          <table:table-cell office:value-type="string" calcext:value-type="string">
            <text:p>Regulator_Switching:LM2596S-5</text:p>
          </table:table-cell>
          <table:table-cell office:value-type="string" calcext:value-type="string">
            <text:p>Package_TO_SOT_SMD:TO-263-5_TabPin3</text:p>
          </table:table-cell>
          <table:table-cell office:value-type="string" calcext:value-type="string">
            <text:p>http://www.ti.com/lit/ds/symlink/lm2596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AMC1311DWV</text:p>
          </table:table-cell>
          <table:table-cell office:value-type="string" calcext:value-type="string">
            <text:p>PUTM_EV_BMS_library:AMC1311DWV</text:p>
          </table:table-cell>
          <table:table-cell office:value-type="string" calcext:value-type="string">
            <text:p>Package_SO:SOIC-8_7.5x5.85mm_P1.27mm</text:p>
          </table:table-cell>
          <table:table-cell office:value-type="string" calcext:value-type="string">
            <text:p>https://www.ti.com/lit/ds/symlink/amc1311.pdf?ts=1610792186113&amp;ref_url=https%253A%252F%252Fwww.google.com%252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AMC1311DWV</text:p>
          </table:table-cell>
          <table:table-cell office:value-type="string" calcext:value-type="string">
            <text:p>PUTM_EV_BMS_library:AMC1311DWV</text:p>
          </table:table-cell>
          <table:table-cell office:value-type="string" calcext:value-type="string">
            <text:p>Package_SO:SOIC-8_7.5x5.85mm_P1.27mm</text:p>
          </table:table-cell>
          <table:table-cell office:value-type="string" calcext:value-type="string">
            <text:p>https://www.ti.com/lit/ds/symlink/amc1311.pdf?ts=1610792186113&amp;ref_url=https%253A%252F%252Fwww.google.com%252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MCP6002-I/MS</text:p>
          </table:table-cell>
          <table:table-cell office:value-type="string" calcext:value-type="string">
            <text:p>Amplifier_Operational:MCP6002-xMS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://ww1.microchip.com/downloads/en/DeviceDoc/21733j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LTC6820IMS</text:p>
          </table:table-cell>
          <table:table-cell office:value-type="string" calcext:value-type="string">
            <text:p>PUTM_EV_BMS_library:LTC6820IMS</text:p>
          </table:table-cell>
          <table:table-cell office:value-type="string" calcext:value-type="string">
            <text:p>Package_SO:MSOP-16_3x4.039mm_P0.5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LTC6820IMS</text:p>
          </table:table-cell>
          <table:table-cell office:value-type="string" calcext:value-type="string">
            <text:p>PUTM_EV_BMS_library:LTC6820IMS</text:p>
          </table:table-cell>
          <table:table-cell office:value-type="string" calcext:value-type="string">
            <text:p>Package_SO:MSOP-16_3x4.039mm_P0.5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MCP6002-I/MS</text:p>
          </table:table-cell>
          <table:table-cell office:value-type="string" calcext:value-type="string">
            <text:p>Amplifier_Operational:MCP6002-xSN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://ww1.microchip.com/downloads/en/DeviceDoc/21733j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STM32F446RETx</text:p>
          </table:table-cell>
          <table:table-cell office:value-type="string" calcext:value-type="string">
            <text:p>MCU_ST_STM32F4:STM32F446RETx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://www.st.com/st-web-ui/static/active/en/resource/technical/document/datasheet/DM00141306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AT45DB641E-SHN-T</text:p>
          </table:table-cell>
          <table:table-cell office:value-type="string" calcext:value-type="string">
            <text:p>PUTM_EV_BMS_library:AT45DB641E-SHN-T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https://www.tme.eu/Document/f45b2c566e3fa2479856fbfc9ee4fea2/AT45DB641E-DTE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11</text:p>
          </table:table-cell>
          <table:table-cell office:value-type="string" calcext:value-type="string">
            <text:p>74LVC1G79GV.125</text:p>
          </table:table-cell>
          <table:table-cell office:value-type="string" calcext:value-type="string">
            <text:p>74xGxx:74LVC1G79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12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Isolator:PC817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http://www.soselectronic.cz/a_info/resource/d/pc817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13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Isolator:PC817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http://www.soselectronic.cz/a_info/resource/d/pc817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14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Isolator:PC817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http://www.soselectronic.cz/a_info/resource/d/pc817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15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Interface_USB:FT230XS</text:p>
          </table:table-cell>
          <table:table-cell office:value-type="string" calcext:value-type="string">
            <text:p>Package_SO:SSOP-16_3.9x4.9mm_P0.635mm</text:p>
          </table:table-cell>
          <table:table-cell office:value-type="string" calcext:value-type="string">
            <text:p>https://www.ftdichip.com/Support/Documents/DataSheets/ICs/DS_FT230X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16</text:p>
          </table:table-cell>
          <table:table-cell office:value-type="string" calcext:value-type="string">
            <text:p>ADuM1281CRZ</text:p>
          </table:table-cell>
          <table:table-cell office:value-type="string" calcext:value-type="string">
            <text:p>Isolator:ADuM1201CR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analog.com/static/imported-files/data_sheets/ADuM1200_1201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17</text:p>
          </table:table-cell>
          <table:table-cell office:value-type="string" calcext:value-type="string">
            <text:p>MCP2562-E-SN</text:p>
          </table:table-cell>
          <table:table-cell office:value-type="string" calcext:value-type="string">
            <text:p>Interface_CAN_LIN:MCP2562-E-S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1.microchip.com/downloads/en/DeviceDoc/25167A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Device:Crystal_Smal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Device:Crystal_Smal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ARTREV</text:p>
          </table:table-cell>
          <table:table-cell office:value-type="string" calcext:value-type="string">
            <text:p>STANDART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KEYSTONE 103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Battery:BatteryHolder_Keystone_103_1x2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, C4, C11, C12, 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680uF/35V</text:p>
          </table:table-cell>
          <table:table-cell office:value-type="string" calcext:value-type="string">
            <text:p>Device:CP_Small</text:p>
          </table:table-cell>
          <table:table-cell table:style-name="ce3"/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3, C5, C24, C34, C4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1nF/1k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220uF/35V</text:p>
          </table:table-cell>
          <table:table-cell office:value-type="string" calcext:value-type="string">
            <text:p>Device:CP_Small</text:p>
          </table:table-cell>
          <table:table-cell table:style-name="ce3"/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9, C10, C23, C29, C30, C3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3, C14, C16, C17, C25, C33, C3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15, C19, C20, C26, C27, C28, C31, C35, C36, C37, C40, C47, C50, C51, C5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1, C22, C52, C5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Device:C_Small</text:p>
          </table:table-cell>
          <table:table-cell table:style-name="ce3"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100uF/35V</text:p>
          </table:table-cell>
          <table:table-cell office:value-type="string" calcext:value-type="string">
            <text:p>Device:CP_Small</text:p>
          </table:table-cell>
          <table:table-cell table:style-name="ce3"/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41, C44, C46, C48, C4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3, C45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vice:D_Schottky_Small_ALT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: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_files/datasheets/ds11005.pdf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TVS 30V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, D6</text:p>
          </table:table-cell>
          <table:table-cell office:value-type="string" calcext:value-type="string">
            <text:p>D_TVS 5V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, D8, D9</text:p>
          </table:table-cell>
          <table:table-cell office:value-type="string" calcext:value-type="string">
            <text:p>LED_Small_ALT</text:p>
          </table:table-cell>
          <table:table-cell office:value-type="string" calcext:value-type="string">
            <text:p>Device:LED_Small_ALT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ESD2CAN.215</text:p>
          </table:table-cell>
          <table:table-cell office:value-type="string" calcext:value-type="string">
            <text:p>Device:D_TVS_x2_AA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Device:Fuse_Small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vice:Fuse_Small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_baud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, J5, J1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TerminalBlock_TE-Connectivity:TerminalBlock_TE_282834-4_1x04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2, J3, J4, J7, J8, J9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Micro_SD_Card_Det_Hirose_DM3AT</text:p>
          </table:table-cell>
          <table:table-cell office:value-type="string" calcext:value-type="string">
            <text:p>Connector:Micro_SD_Card_Det_Hirose_DM3AT</text:p>
          </table:table-cell>
          <table:table-cell office:value-type="string" calcext:value-type="string">
            <text:p>Connector_Card:microSD_HC_Hirose_DM3AT-SF-PEJM5</text:p>
          </table:table-cell>
          <table:table-cell office:value-type="string" calcext:value-type="string">
            <text:p>https://www.hirose.com/product/en/download_file/key_name/DM3/category/Catalog/doc_file_id/49662/?file_category_id=4&amp;item_id=195&amp;is_series=1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USB_B_Mini</text:p>
          </table:table-cell>
          <table:table-cell office:value-type="string" calcext:value-type="string">
            <text:p>Connector:USB_B_Mini</text:p>
          </table:table-cell>
          <table:table-cell office:value-type="string" calcext:value-type="string">
            <text:p>Connector_USB:USB_Mini-B_Lumberg_2486_01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3, J14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Molex:Molex_Micro-Fit_3.0_43650-0315_1x03_P3.00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FINDER-30.22</text:p>
          </table:table-cell>
          <table:table-cell office:value-type="string" calcext:value-type="string">
            <text:p>Relay:FINDER-30.22</text:p>
          </table:table-cell>
          <table:table-cell office:value-type="string" calcext:value-type="string">
            <text:p>Relay_THT:Relay_DPDT_Finder_30.22</text:p>
          </table:table-cell>
          <table:table-cell office:value-type="string" calcext:value-type="string">
            <text:p>http://gfinder.findernet.com/assets/Series/354/S30EN.pdf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2, K3, K4</text:p>
          </table:table-cell>
          <table:table-cell office:value-type="string" calcext:value-type="string">
            <text:p>ALDP105W</text:p>
          </table:table-cell>
          <table:table-cell office:value-type="string" calcext:value-type="string">
            <text:p>PUTM_EV_BMS_library:ALDP105W</text:p>
          </table:table-cell>
          <table:table-cell office:value-type="string" calcext:value-type="string">
            <text:p>RELAY_ALDP105W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nufacturer Recommendations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1206_3216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110uH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1206_3216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LV32T-220J-PF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1210_3225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1, P2</text:p>
          </table:table-cell>
          <table:table-cell table:style-name="ce1" office:value-type="string" calcext:value-type="string">
            <text:p>AM1LS-0505S-NZ</text:p>
          </table:table-cell>
          <table:table-cell table:style-name="ce1" office:value-type="string" calcext:value-type="string">
            <text:p>PUTM_EV_BMS_library:AM1LS-0505S-NZ</text:p>
          </table:table-cell>
          <table:table-cell table:style-name="ce1" office:value-type="string" calcext:value-type="string">
            <text:p>Converter_DCDC:Converter_DCDC_TRACO_TMR-1SM_SMD</text:p>
          </table:table-cell>
          <table:table-cell table:style-name="ce1" office:value-type="string" calcext:value-type="string">
            <text:p>https://www.tme.eu/Document/eb524b8882472c891796e11a1a1007e6/am1ls-%28j%29nz.pdf</text:p>
          </table:table-cell>
          <table:table-cell table:style-name="ce1"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 R2, R3, R4, R5, R6, R7, R8</text:p>
          </table:table-cell>
          <table:table-cell table:style-name="ce5"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 table:style-name="ce3" office:value-type="string" calcext:value-type="string">
            <text:p>Resistor_SMD:R_1206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10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, 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4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5, R16, R17, R18, R39, R43, R45, R46, R49, R50, R53, R55, R56, R57, R58, R59, R60, R61, R81, R8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9, R20, R21, R22, R4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3, R24, R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5, R26, R27, R28, R30, R31, R32, R33, R34, R62, R63, R64, R65, R69, R71</text:p>
          </table:table-cell>
          <table:table-cell table:style-name="ce3"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5, R36, R37, 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0, R47, R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41, R52, R73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Device:R_Small</text:p>
          </table:table-cell>
          <table:table-cell table:style-name="ce5" office:value-type="string" calcext:value-type="string">
            <text:p>Resistor_SMD:R_1206</text:p>
          </table:table-cell>
          <table:table-cell table:style-name="ce5" office:value-type="string" calcext:value-type="string">
            <text:p>~</text:p>
          </table:table-cell>
          <table:table-cell table:style-name="ce5"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4, R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54, R84, R85, R8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6, R67, R68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0, R7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4, R75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6, R77, R78, R79</text:p>
          </table:table-cell>
          <table:table-cell office:value-type="string" calcext:value-type="string">
            <text:p>49.9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0, R83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_H5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HX1188NL</text:p>
          </table:table-cell>
          <table:table-cell office:value-type="string" calcext:value-type="string">
            <text:p>PUTM_EV_BMS_library:HX1188NL</text:p>
          </table:table-cell>
          <table:table-cell office:value-type="string" calcext:value-type="string">
            <text:p>Transformer_SMD:Transformer_Pulse_H1100NL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2596S-5</text:p>
          </table:table-cell>
          <table:table-cell office:value-type="string" calcext:value-type="string">
            <text:p>Regulator_Switching:LM2596S-5</text:p>
          </table:table-cell>
          <table:table-cell office:value-type="string" calcext:value-type="string">
            <text:p>Package_TO_SOT_SMD:TO-263-5_TabPin3</text:p>
          </table:table-cell>
          <table:table-cell office:value-type="string" calcext:value-type="string">
            <text:p>http://www.ti.com/lit/ds/symlink/lm2596.pdf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AMC1311DWV</text:p>
          </table:table-cell>
          <table:table-cell office:value-type="string" calcext:value-type="string">
            <text:p>PUTM_EV_BMS_library:AMC1311DWV</text:p>
          </table:table-cell>
          <table:table-cell office:value-type="string" calcext:value-type="string">
            <text:p>Package_SO:SOIC-8_7.5x5.85mm_P1.27mm</text:p>
          </table:table-cell>
          <table:table-cell office:value-type="string" calcext:value-type="string">
            <text:p>https://www.ti.com/lit/ds/symlink/amc1311.pdf?ts=1610792186113&amp;ref_url=https%253A%252F%252Fwww.google.com%252F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CP6002-I/MS</text:p>
          </table:table-cell>
          <table:table-cell office:value-type="string" calcext:value-type="string">
            <text:p>Amplifier_Operational:MCP6002-xMS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://ww1.microchip.com/downloads/en/DeviceDoc/21733j.pdf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, U7</text:p>
          </table:table-cell>
          <table:table-cell office:value-type="string" calcext:value-type="string">
            <text:p>LTC6820IMS</text:p>
          </table:table-cell>
          <table:table-cell office:value-type="string" calcext:value-type="string">
            <text:p>PUTM_EV_BMS_library:LTC6820IMS</text:p>
          </table:table-cell>
          <table:table-cell office:value-type="string" calcext:value-type="string">
            <text:p>Package_SO:MSOP-16_3x4.039mm_P0.5mm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CP6002-I/MS</text:p>
          </table:table-cell>
          <table:table-cell office:value-type="string" calcext:value-type="string">
            <text:p>Amplifier_Operational:MCP6002-xSN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://ww1.microchip.com/downloads/en/DeviceDoc/21733j.pdf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TM32F446RETx</text:p>
          </table:table-cell>
          <table:table-cell office:value-type="string" calcext:value-type="string">
            <text:p>MCU_ST_STM32F4:STM32F446RETx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://www.st.com/st-web-ui/static/active/en/resource/technical/document/datasheet/DM00141306.pdf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T45DB641E-SHN-T</text:p>
          </table:table-cell>
          <table:table-cell office:value-type="string" calcext:value-type="string">
            <text:p>PUTM_EV_BMS_library:AT45DB641E-SHN-T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https://www.tme.eu/Document/f45b2c566e3fa2479856fbfc9ee4fea2/AT45DB641E-DTE.pdf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74LVC1G79GV.125</text:p>
          </table:table-cell>
          <table:table-cell office:value-type="string" calcext:value-type="string">
            <text:p>74xGxx:74LVC1G79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2, U13, U14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Isolator:PC817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http://www.soselectronic.cz/a_info/resource/d/pc817.pdf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Interface_USB:FT230XS</text:p>
          </table:table-cell>
          <table:table-cell office:value-type="string" calcext:value-type="string">
            <text:p>Package_SO:SSOP-16_3.9x4.9mm_P0.635mm</text:p>
          </table:table-cell>
          <table:table-cell office:value-type="string" calcext:value-type="string">
            <text:p>https://www.ftdichip.com/Support/Documents/DataSheets/ICs/DS_FT230X.pdf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DuM1281CRZ</text:p>
          </table:table-cell>
          <table:table-cell office:value-type="string" calcext:value-type="string">
            <text:p>Isolator:ADuM1201CR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analog.com/static/imported-files/data_sheets/ADuM1200_1201.pd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MCP2562-E-SN</text:p>
          </table:table-cell>
          <table:table-cell office:value-type="string" calcext:value-type="string">
            <text:p>Interface_CAN_LIN:MCP2562-E-S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1.microchip.com/downloads/en/DeviceDoc/25167A.pdf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Device:Crystal_Smal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Device:Crystal_Smal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.00.0000</text:date>, <text:time style:data-style-name="N2" text:time-value="14:42:57.29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5-22T17:41:25.839000000</dc:date>
    <meta:editing-duration>PT2H29M18S</meta:editing-duration>
    <meta:editing-cycles>2</meta:editing-cycles>
    <meta:generator>LibreOffice/6.4.5.2$Windows_X86_64 LibreOffice_project/a726b36747cf2001e06b58ad5db1aa3a9a1872d6</meta:generator>
    <meta:document-statistic meta:table-count="1" meta:cell-count="1573" meta:object-count="0"/>
  </office:meta>
</office:document-meta>
</file>